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95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697cm"/>
    </style:style>
    <style:style style:name="gr3" style:family="graphic" style:parent-style-name="standard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211cm"/>
    </style:style>
    <style:style style:name="gr5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80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178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9.8999996185303pt" fo:font-weight="bold" style:font-size-asian="20pt" style:font-weight-asian="bold" style:font-size-complex="20pt" style:font-weight-complex="bold"/>
    </style:style>
    <style:style style:name="P3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5cm" svg:height="5.203cm" svg:x="0.799cm" svg:y="6.798cm">
          <draw:text-box>
            <text:p text:style-name="P1"><text:span text:style-name="T1">Analytical </text:span><text:span text:style-name="T2">FORM</text:span></text:p>
            <text:p text:style-name="P1"><text:span text:style-name="T1">expressions</text:span></text:p>
            <text:p text:style-name="P1"><text:span text:style-name="T3"/></text:p>
            <text:p text:style-name="P1"><text:span text:style-name="T3">ffbb--&gt;0</text:span></text:p>
            <text:p text:style-name="P1"><text:span text:style-name="T3">4f--&gt;0</text:span></text:p>
          </draw:text-box>
        </draw:frame>
        <draw:frame draw:style-name="gr2" draw:text-style-name="P2" draw:layer="layout" svg:width="4.998cm" svg:height="4.947cm" svg:x="8.841cm" svg:y="7.054cm">
          <draw:text-box>
            <text:p text:style-name="P1"><text:span text:style-name="T1"><text:s/></text:span><text:span text:style-name="T2">FORTRAN</text:span></text:p>
            <text:p text:style-name="P1"><text:span text:style-name="T1">modules</text:span></text:p>
            <text:p text:style-name="P1"><text:span text:style-name="T1"/></text:p>
            <text:p text:style-name="P1"><text:span text:style-name="T1"/></text:p>
            <text:p text:style-name="P1"><text:span text:style-name="T1">EW, QCD</text:span></text:p>
          </draw:text-box>
        </draw:frame>
        <draw:g>
          <draw:rect draw:style-name="gr3" draw:text-style-name="P1" draw:layer="layout" svg:width="6.002cm" svg:height="6.501cm" svg:x="0.298cm" svg:y="6.299cm">
            <text:p/>
          </draw:rect>
          <draw:rect draw:style-name="gr3" draw:text-style-name="P1" draw:layer="layout" svg:width="6.002cm" svg:height="6.501cm" svg:x="8.299cm" svg:y="6.299cm">
            <text:p/>
          </draw:rect>
          <draw:rect draw:style-name="gr3" draw:text-style-name="P1" draw:layer="layout" svg:width="6.002cm" svg:height="4cm" svg:x="8.299cm" svg:y="0.299cm">
            <text:p/>
          </draw:rect>
          <draw:frame draw:style-name="gr4" draw:text-style-name="P3" draw:layer="layout" svg:width="5.001cm" svg:height="4.461cm" svg:x="8.838cm" svg:y="0.553cm">
            <draw:text-box>
              <text:p text:style-name="P1"><text:span text:style-name="T4"/></text:p>
              <text:p text:style-name="P1"><text:span text:style-name="T1">LoopTools</text:span></text:p>
              <text:p text:style-name="P1"><text:span text:style-name="T1">SANClib</text:span></text:p>
              <text:p text:style-name="P1"><text:span text:style-name="T1"/></text:p>
            </draw:text-box>
          </draw:frame>
          <draw:line draw:style-name="gr5" draw:text-style-name="P1" draw:layer="layout" svg:x1="6.299cm" svg:y1="9.6cm" svg:x2="8.299cm" svg:y2="9.6cm">
            <text:p/>
          </draw:line>
          <draw:line draw:style-name="gr5" draw:text-style-name="P1" draw:layer="layout" svg:x1="11.3cm" svg:y1="4.299cm" svg:x2="11.3cm" svg:y2="6.299cm">
            <text:p/>
          </draw:line>
          <draw:rect draw:style-name="gr3" draw:text-style-name="P1" draw:layer="layout" svg:width="6.003cm" svg:height="6.501cm" svg:x="16.299cm" svg:y="6.299cm">
            <text:p/>
          </draw:rect>
          <draw:frame draw:style-name="gr6" draw:text-style-name="P3" draw:layer="layout" svg:width="5.001cm" svg:height="4.057cm" svg:x="16.839cm" svg:y="7.053cm">
            <draw:text-box>
              <text:p text:style-name="P1"><text:span text:style-name="T1"/></text:p>
              <text:p text:style-name="P1"><text:span text:style-name="T1"/></text:p>
              <text:p text:style-name="P1"><text:span text:style-name="T5">MC</text:span></text:p>
            </draw:text-box>
          </draw:frame>
          <draw:rect draw:style-name="gr3" draw:text-style-name="P1" draw:layer="layout" svg:width="6.003cm" svg:height="4cm" svg:x="16.299cm" svg:y="0.299cm">
            <text:p/>
          </draw:rect>
          <draw:frame draw:style-name="gr7" draw:text-style-name="P3" draw:layer="layout" svg:width="4.999cm" svg:height="3.428cm" svg:x="16.8cm" svg:y="0.9cm">
            <draw:text-box>
              <text:p text:style-name="P1"><text:span text:style-name="T1">Vegas,</text:span></text:p>
              <text:p text:style-name="P1"><text:span text:style-name="T1">FOAM</text:span></text:p>
              <text:p text:style-name="P1"><text:span text:style-name="T1">Cuba</text:span></text:p>
            </draw:text-box>
          </draw:frame>
          <draw:line draw:style-name="gr5" draw:text-style-name="P1" draw:layer="layout" svg:x1="14.299cm" svg:y1="9.6cm" svg:x2="16.299cm" svg:y2="9.6cm">
            <text:p/>
          </draw:line>
          <draw:line draw:style-name="gr5" draw:text-style-name="P1" draw:layer="layout" svg:x1="19.299cm" svg:y1="4.299cm" svg:x2="19.299cm" svg:y2="6.299cm">
            <text:p/>
          </draw:line>
        </draw:g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unifont" style:font-family-generic-asian="system" style:font-pitch-asian="variable" style:font-size-asian="18pt" style:font-style-asian="normal" style:font-weight-asian="normal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unifont" style:font-family-generic-asian="system" style:font-pitch-asian="variable" style:font-size-asian="20pt" style:font-style-asian="normal" style:font-weight-asian="normal" style:font-family-complex="unifont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2cm" fo:text-indent="0cm"/>
      <style:text-properties style:use-window-font-color="true" style:text-outline="false" style:text-line-through-style="none" fo:font-family="Arial" style:font-family-generic="roman" style:font-pitch="variable" fo:font-size="21.2999992370605pt" fo:font-style="normal" fo:text-shadow="none" style:text-underline-style="none" fo:font-weight="normal" style:letter-kerning="true" style:font-family-asian="unifont" style:font-family-generic-asian="system" style:font-pitch-asian="variable" style:font-size-asian="32pt" style:font-style-asian="normal" style:font-weight-asian="normal" style:font-family-complex="unifont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66cm" fo:text-indent="0cm"/>
      <style:text-properties fo:font-size="18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98cm" fo:text-indent="0cm"/>
      <style:text-properties fo:font-size="1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31cm" fo:text-indent="0cm"/>
      <style:text-properties fo:font-size="13.300000190734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65cm" fo:text-indent="0cm"/>
      <style:text-properties fo:font-size="13.300000190734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65cm" fo:text-indent="0cm"/>
      <style:text-properties fo:font-size="13.300000190734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65cm" fo:text-indent="0cm"/>
      <style:text-properties fo:font-size="13.300000190734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65cm" fo:text-indent="0cm"/>
      <style:text-properties fo:font-size="13.300000190734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65cm" fo:text-indent="0cm"/>
      <style:text-properties fo:font-size="13.300000190734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unifont" style:font-family-generic-asian="system" style:font-pitch-asian="variable" style:font-size-asian="32pt" style:font-style-asian="normal" style:font-weight-asian="normal" style:font-family-complex="unifont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9.2999992370605pt" fo:font-style="normal" fo:text-shadow="none" style:text-underline-style="none" fo:font-weight="normal" style:letter-kerning="true" style:font-family-asian="unifont" style:font-family-generic-asian="system" style:font-pitch-asian="variable" style:font-size-asian="44pt" style:font-style-asian="normal" style:font-weight-asian="normal" style:font-family-complex="unifont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3cm" fo:page-height="1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477cm" svg:x="1cm" svg:y="3.534cm"/>
      <draw:page-thumbnail draw:layer="backgroundobjects" svg:width="8.999cm" svg:height="5.477cm" svg:x="1cm" svg:y="12.11cm"/>
      <draw:page-thumbnail draw:layer="backgroundobjects" svg:width="8.999cm" svg:height="5.477cm" svg:x="1cm" svg:y="20.686cm"/>
      <draw:page-thumbnail draw:layer="backgroundobjects" svg:width="8.999cm" svg:height="5.477cm" svg:x="11cm" svg:y="3.534cm"/>
      <draw:page-thumbnail draw:layer="backgroundobjects" svg:width="8.999cm" svg:height="5.477cm" svg:x="11cm" svg:y="12.11cm"/>
      <draw:page-thumbnail draw:layer="backgroundobjects" svg:width="8.999cm" svg:height="5.477cm" svg:x="11cm" svg:y="20.686cm"/>
    </style:handout-master>
    <style:master-page style:name="Default" style:page-layout-name="PM1" draw:style-name="Mdp1">
      <draw:frame presentation:style-name="Default-title" draw:layer="backgroundobjects" svg:width="20.699cm" svg:height="2.337cm" svg:x="1.15cm" svg:y="0.557cm" presentation:class="title" presentation:placeholder="true">
        <draw:text-box/>
      </draw:frame>
      <draw:frame presentation:style-name="Default-outline1" draw:layer="backgroundobjects" svg:width="20.699cm" svg:height="9.239cm" svg:x="1.15cm" svg:y="3.276cm" presentation:class="outline" presentation:placeholder="true">
        <draw:text-box/>
      </draw:frame>
      <draw:frame presentation:style-name="Mpr1" draw:text-style-name="MP1" draw:layer="backgroundobjects" svg:width="5.358cm" svg:height="0.965cm" svg:x="1.15cm" svg:y="12.7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7.29cm" svg:height="0.965cm" svg:x="7.866cm" svg:y="12.7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358cm" svg:height="0.965cm" svg:x="16.491cm" svg:y="12.7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10-29T14:20:56</meta:creation-date>
    <dc:date>2012-12-13T17:20:18</dc:date>
    <meta:editing-duration>PT3M45S</meta:editing-duration>
    <meta:editing-cycles>2</meta:editing-cycles>
    <meta:generator>OpenOffice.org/3.3$Unix OpenOffice.org_project/330m20$Build-9567</meta:generator>
    <meta:document-statistic meta:object-count="38"/>
  </office:meta>
</office:document-meta>
</file>